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 succeeded not because we were lucky. We succeeded because we were prepared. The people of Pfizer learned in those preceding years that having the courage to think big and make tough, counterintuitive decisions is not only allowed but expected; that excellence in execution is not about us but about serving patients; that equity and reduction of healthcare disparities are not the concern of the</text:p>
      <text:p text:style-name="Standard"/>
      <text:p text:style-name="Standard">Bourla, Albert. Moonshot: Inside Pfizer's Nine-month Race to Make the Impossible Possible (pp. xvii-xviii). HarperCollins Publishers. Kindle Edition. </text:p>
      <text:p text:style-name="Standard"/>
      <text:p text:style-name="Standard">Courage, Excellence, Equity, Joy. These powerful words became part of our lives at Pfizer and prepared us for the challenges ahead.</text:p>
      <text:p text:style-name="Standard"/>
      <text:p text:style-name="Standard">Bourla, Albert. Moonshot: Inside Pfizer's Nine-month Race to Make the Impossible Possible (p. xviii). HarperCollins Publishers. Kindle Edition. </text:p>
      <text:p text:style-name="Standard"/>
      <text:p text:style-name="Standard">Kennedy said he chose the moon, not because it was easy, but because it was hard: “Because that goal will serve to organize and measure the best of our energies and skills, because that challenge is one that we are willing to accept, one we are unwilling to postpone, and one which we intend to win.”</text:p>
      <text:p text:style-name="Standard"/>
      <text:p text:style-name="Standard">Bourla, Albert. Moonshot: Inside Pfizer's Nine-month Race to Make the Impossible Possible (p. xviii). HarperCollins Publishers. Kindle Edition. </text:p>
      <text:p text:style-name="Standard"/>
      <text:p text:style-name="Standard">Today, all of us find ourselves facing enormous challenges, ranging from climate change to social division, inequities, and a plethora of problems in every community. I am sharing the story of our moonshot—the challenges we faced, the lessons we learned, and the core values that allowed us to make it happen—in hopes that it might inspire and inform your own moonshot, whatever that may be. —Dr. Albert Bourla</text:p>
      <text:p text:style-name="Standard"/>
      <text:p text:style-name="Standard">Bourla, Albert. Moonshot: Inside Pfizer's Nine-month Race to Make the Impossible Possible (pp. xix-xxii). HarperCollins Publishers. Kindle Edi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27T14:24:03.10</meta:creation-date>
    <dc:date>2022-08-27T15:24:24.02</dc:date>
    <meta:editing-duration>PT11M11S</meta:editing-duration>
    <meta:editing-cycles>2</meta:editing-cycles>
    <meta:generator>OpenOffice/4.1.11$Win32 OpenOffice.org_project/4111m1$Build-9808</meta:generator>
    <meta:document-statistic meta:table-count="0" meta:image-count="0" meta:object-count="0" meta:page-count="1" meta:paragraph-count="8" meta:word-count="282" meta:character-count="1825"/>
  </office:meta>
</office:document-meta>
</file>